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ptos" fo:font-size="11pt"/>
    </style:style>
    <style:style style:name="P2" style:family="paragraph" style:parent-style-name="Standard">
      <style:text-properties style:font-name="Aptos" fo:font-size="11pt" fo:font-weight="bold"/>
    </style:style>
    <style:style style:name="P3" style:family="paragraph" style:parent-style-name="Text_20_body">
      <style:paragraph-properties fo:margin-top="0in" fo:margin-bottom="0in" style:contextual-spacing="false"/>
      <style:text-properties style:font-name="Aptos" fo:font-size="11pt" fo:font-weight="bold"/>
    </style:style>
    <style:style style:name="P4" style:family="paragraph" style:parent-style-name="Text_20_body">
      <style:text-properties style:font-name="Aptos" fo:font-size="11pt" fo:font-weight="bold"/>
    </style:style>
    <style:style style:name="P5" style:family="paragraph" style:parent-style-name="Standard">
      <style:paragraph-properties fo:margin-top="0in" fo:margin-bottom="0.1965in" style:contextual-spacing="false"/>
      <style:text-properties style:font-name="Aptos" fo:font-size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ptos" fo:font-size="11pt"/>
    </style:style>
    <style:style style:name="P7" style:family="paragraph" style:parent-style-name="Standard">
      <style:text-properties style:font-name="Aptos" fo:font-size="11pt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style:font-name="Aptos" fo:font-size="11pt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Aptos" fo:font-size="11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style:font-name="Aptos" fo:font-size="11pt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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a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a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a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a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a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a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a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a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a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ontext</text:p>
      <text:p text:style-name="P1">We are in a production floor composed with multiple production lines. We keep track of each production line status and based on these data we calculate our production KPIs for production manager.</text:p>
      <text:p text:style-name="P1"/>
      <text:p text:style-name="P1"/>
      <text:p text:style-name="P2">Data</text:p>
      <text:p text:style-name="P5">The data we collect have 3 columns</text:p>
      <text:list xml:id="list1210221738" text:style-name="L1">
        <text:list-item>
          <text:p text:style-name="P8">production_line_id: the unique identifier of the production line.</text:p>
        </text:list-item>
        <text:list-item>
          <text:p text:style-name="P8">status : the status of production line. Takes three distinct values.</text:p>
          <text:list>
            <text:list-item>
              <text:p text:style-name="P8">ON : the production line is operating normally.</text:p>
            </text:list-item>
            <text:list-item>
              <text:p text:style-name="P8">START : the production started and this is generated with the production line initiation.</text:p>
            </text:list-item>
            <text:list-item>
              <text:p text:style-name="P8">END : the production line stopped the operation. This is generated with production line termintation.</text:p>
            </text:list-item>
          </text:list>
        </text:list-item>
        <text:list-item>
          <text:p text:style-name="P8">timestamp : the exact timestamp of the production line's status update.</text:p>
        </text:list-item>
      </text:list>
      <text:p text:style-name="P6"/>
      <text:p text:style-name="P3"/>
      <text:p text:style-name="P4">Business Questions</text:p>
      <text:list xml:id="list3766313788" text:style-name="L2">
        <text:list-item>
          <text:p text:style-name="P9">For production line "gr-np-47", give me table with columns</text:p>
          <text:list>
            <text:list-item>
              <text:p text:style-name="P9">start_timestamp: the timestamp with the initiation of the production process.</text:p>
            </text:list-item>
            <text:list-item>
              <text:p text:style-name="P9">stop_timestamp: the timestamp with the termination of the production process after the last initiation.duration: the total duration of the production process.</text:p>
            </text:list-item>
          </text:list>
        </text:list-item>
        <text:list-item>
          <text:p text:style-name="P9">What is the total uptime and downtime of the whole production floor?</text:p>
        </text:list-item>
        <text:list-item>
          <text:p text:style-name="P9">Which production line had the most downtime and how much that was?</text:p>
        </text:list-item>
      </text:list>
      <text:p text:style-name="P6"/>
      <text:p text:style-name="P6"/>
      <text:p text:style-name="P4">Exercise</text:p>
      <text:list xml:id="list1869783814" text:style-name="L3">
        <text:list-item>
          <text:p text:style-name="P10">Provide a python package with the functions that can answer "Business Questions", with a how-to-use guide.</text:p>
        </text:list-item>
        <text:list-item>
          <text:p text:style-name="P10">Provide the .sql files with the code that creates the tables/views needed to answer the "Business Questions", with a guide to implement it into our DWH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22:47:48.701954200</meta:creation-date>
    <dc:date>2026-03-06T09:50:54.730544672</dc:date>
    <meta:editing-duration>PT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30" meta:character-count="1412" meta:non-whitespace-character-count="1214"/>
  </office:meta>
</office:document-meta>
</file>